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87d1" officeooo:paragraph-rsid="001587d1"/>
    </style:style>
    <style:style style:name="P2" style:family="paragraph" style:parent-style-name="Standard">
      <style:text-properties officeooo:rsid="001da0d9" officeooo:paragraph-rsid="001da0d9"/>
    </style:style>
    <style:style style:name="T1" style:family="text">
      <style:text-properties officeooo:rsid="001e2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{d.firstname} {d.lastname}</text:p>
      <text:p text:style-name="P1"/>
      <text:p text:style-name="P2">{t(I need to be translate)}</text:p>
      <text:p text:style-name="P2">{t(another translation is required<text:span text:style-name="T1">)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6:04:50.544233000</meta:creation-date>
    <dc:date>2014-08-29T16:59:22.049884000</dc:date>
    <meta:editing-duration>PT3M20S</meta:editing-duration>
    <meta:editing-cycles>7</meta:editing-cycles>
    <meta:generator>LibreOffice/4.2.3.2$MacOSX_X86_64 LibreOffice_project/7c5c769e412afd32da4d946d2cb0c8b0674e95e0</meta:generator>
    <meta:document-statistic meta:table-count="0" meta:image-count="0" meta:object-count="0" meta:page-count="1" meta:paragraph-count="3" meta:word-count="12" meta:character-count="95" meta:non-whitespace-character-count="86"/>
  </office:meta>
</office:document-meta>
</file>